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27cm"/>
    </style:style>
    <style:style style:name="co2" style:family="table-column">
      <style:table-column-properties fo:break-before="auto" style:column-width="0.857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1.154cm"/>
    </style:style>
    <style:style style:name="co5" style:family="table-column">
      <style:table-column-properties fo:break-before="auto" style:column-width="3.607cm"/>
    </style:style>
    <style:style style:name="co6" style:family="table-column">
      <style:table-column-properties fo:break-before="auto" style:column-width="5.544cm"/>
    </style:style>
    <style:style style:name="co7" style:family="table-column">
      <style:table-column-properties fo:break-before="auto" style:column-width="6.07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pmPerUltimoGrafico" table:style-name="ta1">
        <table:shapes>
          <draw:frame draw:z-index="0" draw:style-name="gr1" draw:text-style-name="P1" svg:width="35.197cm" svg:height="19.382cm" svg:x="5.633cm" svg:y="2.391cm">
            <draw:object draw:notify-on-update-of-ranges="bpmPerUltimoGrafico.A1:bpmPerUltimoGrafico.A211 bpmPerUltimoGrafico.B1:bpmPerUltimoGrafico.B211 bpmPerUltimoGrafico.A1:bpmPerUltimoGrafico.A211 bpmPerUltimoGrafico.C1:bpmPerUltimoGrafico.C2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time" office:time-value="PT18H26M45S" calcext:value-type="time">
            <text:p>18:26:45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1">
          <table:table-cell office:value-type="time" office:time-value="PT18H26M46S" calcext:value-type="time">
            <text:p>18:26:4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Time(HH:MM:SS)</text:p>
          </table:table-cell>
          <table:table-cell office:value-type="string" calcext:value-type="string">
            <text:p>SE Eyeglasses RAW bpm</text:p>
          </table:table-cell>
          <table:table-cell office:value-type="string" calcext:value-type="string">
            <text:p>SE Eyeglasses elaborated bpm</text:p>
          </table:table-cell>
        </table:table-row>
        <table:table-row table:style-name="ro1">
          <table:table-cell office:value-type="time" office:time-value="PT18H26M46S" calcext:value-type="time">
            <text:p>18:26:4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time" office:time-value="PT18H26M49S" calcext:value-type="time">
            <text:p>18:26:4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time" office:time-value="PT18H26M50S" calcext:value-type="time">
            <text:p>18:26:50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time" office:time-value="PT18H26M51S" calcext:value-type="time">
            <text:p>18:26:51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time" office:time-value="PT18H26M52S" calcext:value-type="time">
            <text:p>18:26:52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time" office:time-value="PT18H26M54S" calcext:value-type="time">
            <text:p>18:26:54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time" office:time-value="PT18H26M54S" calcext:value-type="time">
            <text:p>18:26:54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time" office:time-value="PT18H26M55S" calcext:value-type="time">
            <text:p>18:26:55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time" office:time-value="PT18H26M56S" calcext:value-type="time">
            <text:p>18:26:56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time" office:time-value="PT18H26M57S" calcext:value-type="time">
            <text:p>18:26:57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time" office:time-value="PT18H26M59S" calcext:value-type="time">
            <text:p>18:26:59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time" office:time-value="PT18H27M00S" calcext:value-type="time">
            <text:p>18:27:0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time" office:time-value="PT18H27M00S" calcext:value-type="time">
            <text:p>18:27: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time" office:time-value="PT18H27M01S" calcext:value-type="time">
            <text:p>18:27:01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time" office:time-value="PT18H27M02S" calcext:value-type="time">
            <text:p>18:27:02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time" office:time-value="PT18H27M03S" calcext:value-type="time">
            <text:p>18:27:03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time" office:time-value="PT18H27M03S" calcext:value-type="time">
            <text:p>18:27:03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time" office:time-value="PT18H27M04S" calcext:value-type="time">
            <text:p>18:27:04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time" office:time-value="PT18H27M05S" calcext:value-type="time">
            <text:p>18:27:05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time" office:time-value="PT18H27M06S" calcext:value-type="time">
            <text:p>18:27:06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time" office:time-value="PT18H27M06S" calcext:value-type="time">
            <text:p>18:27:0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time" office:time-value="PT18H27M07S" calcext:value-type="time">
            <text:p>18:27:07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time" office:time-value="PT18H27M08S" calcext:value-type="time">
            <text:p>18:27:0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time" office:time-value="PT18H27M10S" calcext:value-type="time">
            <text:p>18:27:10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time" office:time-value="PT18H27M11S" calcext:value-type="time">
            <text:p>18:27:11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time" office:time-value="PT18H27M12S" calcext:value-type="time">
            <text:p>18:27:12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time" office:time-value="PT18H27M13S" calcext:value-type="time">
            <text:p>18:27:13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time" office:time-value="PT18H27M14S" calcext:value-type="time">
            <text:p>18:27:14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time" office:time-value="PT18H27M14S" calcext:value-type="time">
            <text:p>18:27:14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time" office:time-value="PT18H27M15S" calcext:value-type="time">
            <text:p>18:27:15</text:p>
          </table:table-cell>
          <table:table-cell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time" office:time-value="PT18H27M16S" calcext:value-type="time">
            <text:p>18:27:16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time" office:time-value="PT18H27M16S" calcext:value-type="time">
            <text:p>18:27:16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time" office:time-value="PT18H27M17S" calcext:value-type="time">
            <text:p>18:27:17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time" office:time-value="PT18H27M18S" calcext:value-type="time">
            <text:p>18:27:18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time" office:time-value="PT18H27M18S" calcext:value-type="time">
            <text:p>18:27:18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time" office:time-value="PT18H27M19S" calcext:value-type="time">
            <text:p>18:27:19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time" office:time-value="PT18H27M20S" calcext:value-type="time">
            <text:p>18:27:20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time" office:time-value="PT18H27M20S" calcext:value-type="time">
            <text:p>18:27:20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time" office:time-value="PT18H27M21S" calcext:value-type="time">
            <text:p>18:27:21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time" office:time-value="PT18H27M22S" calcext:value-type="time">
            <text:p>18:27:22</text:p>
          </table:table-cell>
          <table:table-cell office:value-type="float" office:value="107" calcext:value-type="float">
            <text:p>107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time" office:time-value="PT18H27M23S" calcext:value-type="time">
            <text:p>18:27:23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time" office:time-value="PT18H27M25S" calcext:value-type="time">
            <text:p>18:27:25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time" office:time-value="PT18H27M25S" calcext:value-type="time">
            <text:p>18:27:25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time" office:time-value="PT18H27M26S" calcext:value-type="time">
            <text:p>18:27:26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time" office:time-value="PT18H27M26S" calcext:value-type="time">
            <text:p>18:27:26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time" office:time-value="PT18H27M27S" calcext:value-type="time">
            <text:p>18:27:27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time" office:time-value="PT18H27M28S" calcext:value-type="time">
            <text:p>18:27:28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time" office:time-value="PT18H27M29S" calcext:value-type="time">
            <text:p>18:27:29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time" office:time-value="PT18H27M30S" calcext:value-type="time">
            <text:p>18:27:3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time" office:time-value="PT18H27M30S" calcext:value-type="time">
            <text:p>18:27:30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time" office:time-value="PT18H27M31S" calcext:value-type="time">
            <text:p>18:27:31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time" office:time-value="PT18H27M33S" calcext:value-type="time">
            <text:p>18:27:33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time" office:time-value="PT18H27M33S" calcext:value-type="time">
            <text:p>18:27:33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time" office:time-value="PT18H27M34S" calcext:value-type="time">
            <text:p>18:27:34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time" office:time-value="PT18H27M35S" calcext:value-type="time">
            <text:p>18:27:35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time" office:time-value="PT18H27M35S" calcext:value-type="time">
            <text:p>18:27:3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time" office:time-value="PT18H27M36S" calcext:value-type="time">
            <text:p>18:27:36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time" office:time-value="PT18H27M36S" calcext:value-type="time">
            <text:p>18:27:36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time" office:time-value="PT18H27M37S" calcext:value-type="time">
            <text:p>18:27:37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time" office:time-value="PT18H27M38S" calcext:value-type="time">
            <text:p>18:27:38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time" office:time-value="PT18H27M39S" calcext:value-type="time">
            <text:p>18:27:39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time" office:time-value="PT18H27M40S" calcext:value-type="time">
            <text:p>18:27:4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time" office:time-value="PT18H27M40S" calcext:value-type="time">
            <text:p>18:27:40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time" office:time-value="PT18H27M41S" calcext:value-type="time">
            <text:p>18:27:41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time" office:time-value="PT18H27M41S" calcext:value-type="time">
            <text:p>18:27:41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time" office:time-value="PT18H27M42S" calcext:value-type="time">
            <text:p>18:27:42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time" office:time-value="PT18H27M43S" calcext:value-type="time">
            <text:p>18:27:43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time" office:time-value="PT18H27M43S" calcext:value-type="time">
            <text:p>18:27:43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time" office:time-value="PT18H27M44S" calcext:value-type="time">
            <text:p>18:27:44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time" office:time-value="PT18H27M45S" calcext:value-type="time">
            <text:p>18:27:45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time" office:time-value="PT18H27M47S" calcext:value-type="time">
            <text:p>18:27:47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time" office:time-value="PT18H27M49S" calcext:value-type="time">
            <text:p>18:27:49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time" office:time-value="PT18H27M50S" calcext:value-type="time">
            <text:p>18:27:50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time" office:time-value="PT18H27M51S" calcext:value-type="time">
            <text:p>18:27:51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time" office:time-value="PT18H27M52S" calcext:value-type="time">
            <text:p>18:27:5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time" office:time-value="PT18H27M52S" calcext:value-type="time">
            <text:p>18:27:52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time" office:time-value="PT18H27M55S" calcext:value-type="time">
            <text:p>18:27:55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time" office:time-value="PT18H27M58S" calcext:value-type="time">
            <text:p>18:27:58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time" office:time-value="PT18H27M58S" calcext:value-type="time">
            <text:p>18:27:58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time" office:time-value="PT18H27M59S" calcext:value-type="time">
            <text:p>18:27:5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time" office:time-value="PT18H28M00S" calcext:value-type="time">
            <text:p>18:28:00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time" office:time-value="PT18H28M01S" calcext:value-type="time">
            <text:p>18:28:01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time" office:time-value="PT18H28M05S" calcext:value-type="time">
            <text:p>18:28:05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time" office:time-value="PT18H28M06S" calcext:value-type="time">
            <text:p>18:28:06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time" office:time-value="PT18H28M06S" calcext:value-type="time">
            <text:p>18:28:06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time" office:time-value="PT18H28M07S" calcext:value-type="time">
            <text:p>18:28:07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time" office:time-value="PT18H28M08S" calcext:value-type="time">
            <text:p>18:28:08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time" office:time-value="PT18H28M08S" calcext:value-type="time">
            <text:p>18:28:08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time" office:time-value="PT18H28M09S" calcext:value-type="time">
            <text:p>18:28:09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time" office:time-value="PT18H28M10S" calcext:value-type="time">
            <text:p>18:28:10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time" office:time-value="PT18H28M10S" calcext:value-type="time">
            <text:p>18:28:1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time" office:time-value="PT18H28M11S" calcext:value-type="time">
            <text:p>18:28:11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time" office:time-value="PT18H28M12S" calcext:value-type="time">
            <text:p>18:28:12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time" office:time-value="PT18H28M13S" calcext:value-type="time">
            <text:p>18:28:13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time" office:time-value="PT18H28M13S" calcext:value-type="time">
            <text:p>18:28:13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time" office:time-value="PT18H28M14S" calcext:value-type="time">
            <text:p>18:28:14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time" office:time-value="PT18H28M15S" calcext:value-type="time">
            <text:p>18:28:15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time" office:time-value="PT18H28M16S" calcext:value-type="time">
            <text:p>18:28:16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time" office:time-value="PT18H28M16S" calcext:value-type="time">
            <text:p>18:28:16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time" office:time-value="PT18H28M17S" calcext:value-type="time">
            <text:p>18:28:17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time" office:time-value="PT18H28M18S" calcext:value-type="time">
            <text:p>18:28:18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time" office:time-value="PT18H28M18S" calcext:value-type="time">
            <text:p>18:28:18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time" office:time-value="PT18H28M19S" calcext:value-type="time">
            <text:p>18:28:19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time" office:time-value="PT18H28M20S" calcext:value-type="time">
            <text:p>18:28:20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time" office:time-value="PT18H28M20S" calcext:value-type="time">
            <text:p>18:28:20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time" office:time-value="PT18H28M21S" calcext:value-type="time">
            <text:p>18:28:21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time" office:time-value="PT18H28M22S" calcext:value-type="time">
            <text:p>18:28:22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time" office:time-value="PT18H28M23S" calcext:value-type="time">
            <text:p>18:28:23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time" office:time-value="PT18H28M23S" calcext:value-type="time">
            <text:p>18:28:23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time" office:time-value="PT18H28M24S" calcext:value-type="time">
            <text:p>18:28:24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time" office:time-value="PT18H28M25S" calcext:value-type="time">
            <text:p>18:28:25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time" office:time-value="PT18H28M26S" calcext:value-type="time">
            <text:p>18:28:26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time" office:time-value="PT18H28M27S" calcext:value-type="time">
            <text:p>18:28:27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time" office:time-value="PT18H28M27S" calcext:value-type="time">
            <text:p>18:28:27</text:p>
          </table:table-cell>
          <table:table-cell table:style-name="Good" office:value-type="float" office:value="77" calcext:value-type="float">
            <text:p>77</text:p>
          </table:table-cell>
          <table:table-cell table:style-name="Good"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time" office:time-value="PT18H28M28S" calcext:value-type="time">
            <text:p>18:28:28</text:p>
          </table:table-cell>
          <table:table-cell table:style-name="Bad" office:value-type="float" office:value="120" calcext:value-type="float">
            <text:p>120</text:p>
          </table:table-cell>
          <table:table-cell table:style-name="Neutral"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time" office:time-value="PT18H28M29S" calcext:value-type="time">
            <text:p>18:28:29</text:p>
          </table:table-cell>
          <table:table-cell office:value-type="float" office:value="120" calcext:value-type="float">
            <text:p>120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time" office:time-value="PT18H28M30S" calcext:value-type="time">
            <text:p>18:28:3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time" office:time-value="PT18H28M31S" calcext:value-type="time">
            <text:p>18:28:31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time" office:time-value="PT18H28M31S" calcext:value-type="time">
            <text:p>18:28:31</text:p>
          </table:table-cell>
          <table:table-cell office:value-type="float" office:value="120" calcext:value-type="float">
            <text:p>120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time" office:time-value="PT18H28M32S" calcext:value-type="time">
            <text:p>18:28:32</text:p>
          </table:table-cell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time" office:time-value="PT18H28M33S" calcext:value-type="time">
            <text:p>18:28:33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time" office:time-value="PT18H28M33S" calcext:value-type="time">
            <text:p>18:28:33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time" office:time-value="PT18H28M34S" calcext:value-type="time">
            <text:p>18:28:34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time" office:time-value="PT18H28M35S" calcext:value-type="time">
            <text:p>18:28:35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time" office:time-value="PT18H28M36S" calcext:value-type="time">
            <text:p>18:28:36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time" office:time-value="PT18H28M36S" calcext:value-type="time">
            <text:p>18:28:36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time" office:time-value="PT18H28M37S" calcext:value-type="time">
            <text:p>18:28:37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time" office:time-value="PT18H28M38S" calcext:value-type="time">
            <text:p>18:28:38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time" office:time-value="PT18H28M39S" calcext:value-type="time">
            <text:p>18:28:39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time" office:time-value="PT18H28M39S" calcext:value-type="time">
            <text:p>18:28:39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time" office:time-value="PT18H28M40S" calcext:value-type="time">
            <text:p>18:28:4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time" office:time-value="PT18H28M41S" calcext:value-type="time">
            <text:p>18:28:41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time" office:time-value="PT18H28M42S" calcext:value-type="time">
            <text:p>18:28:4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time" office:time-value="PT18H28M43S" calcext:value-type="time">
            <text:p>18:28:43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time" office:time-value="PT18H28M44S" calcext:value-type="time">
            <text:p>18:28:44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time" office:time-value="PT18H28M45S" calcext:value-type="time">
            <text:p>18:28:45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time" office:time-value="PT18H28M45S" calcext:value-type="time">
            <text:p>18:28:45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time" office:time-value="PT18H28M46S" calcext:value-type="time">
            <text:p>18:28:46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time" office:time-value="PT18H28M47S" calcext:value-type="time">
            <text:p>18:28:47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time" office:time-value="PT18H28M48S" calcext:value-type="time">
            <text:p>18:28:48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time" office:time-value="PT18H28M49S" calcext:value-type="time">
            <text:p>18:28:49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time" office:time-value="PT18H28M49S" calcext:value-type="time">
            <text:p>18:28:49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time" office:time-value="PT18H28M51S" calcext:value-type="time">
            <text:p>18:28:51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time" office:time-value="PT18H28M52S" calcext:value-type="time">
            <text:p>18:28:52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time" office:time-value="PT18H28M53S" calcext:value-type="time">
            <text:p>18:28:53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time" office:time-value="PT18H28M54S" calcext:value-type="time">
            <text:p>18:28:54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time" office:time-value="PT18H28M55S" calcext:value-type="time">
            <text:p>18:28:55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time" office:time-value="PT18H28M55S" calcext:value-type="time">
            <text:p>18:28:55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time" office:time-value="PT18H28M56S" calcext:value-type="time">
            <text:p>18:28:56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time" office:time-value="PT18H28M57S" calcext:value-type="time">
            <text:p>18:28:57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time" office:time-value="PT18H28M58S" calcext:value-type="time">
            <text:p>18:28:58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time" office:time-value="PT18H28M59S" calcext:value-type="time">
            <text:p>18:28:59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time" office:time-value="PT18H28M59S" calcext:value-type="time">
            <text:p>18:28:59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office:value-type="time" office:time-value="PT18H29M01S" calcext:value-type="time">
            <text:p>18:29:01</text:p>
          </table:table-cell>
          <table:table-cell office:value-type="float" office:value="103" calcext:value-type="float">
            <text:p>103</text:p>
          </table:table-cell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time" office:time-value="PT18H29M02S" calcext:value-type="time">
            <text:p>18:29:02</text:p>
          </table:table-cell>
          <table:table-cell office:value-type="float" office:value="103" calcext:value-type="float">
            <text:p>103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time" office:time-value="PT18H29M03S" calcext:value-type="time">
            <text:p>18:29:03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time" office:time-value="PT18H29M04S" calcext:value-type="time">
            <text:p>18:29:04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time" office:time-value="PT18H29M05S" calcext:value-type="time">
            <text:p>18:29:05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time" office:time-value="PT18H29M06S" calcext:value-type="time">
            <text:p>18:29:06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time" office:time-value="PT18H29M06S" calcext:value-type="time">
            <text:p>18:29:06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1">
          <table:table-cell office:value-type="time" office:time-value="PT18H29M07S" calcext:value-type="time">
            <text:p>18:29:07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time" office:time-value="PT18H29M08S" calcext:value-type="time">
            <text:p>18:29:08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time" office:time-value="PT18H29M09S" calcext:value-type="time">
            <text:p>18:29:09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time" office:time-value="PT18H29M10S" calcext:value-type="time">
            <text:p>18:29:10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time" office:time-value="PT18H29M11S" calcext:value-type="time">
            <text:p>18:29:11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time" office:time-value="PT18H29M12S" calcext:value-type="time">
            <text:p>18:29:12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time" office:time-value="PT18H29M13S" calcext:value-type="time">
            <text:p>18:29:13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time" office:time-value="PT18H29M14S" calcext:value-type="time">
            <text:p>18:29:14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time" office:time-value="PT18H29M15S" calcext:value-type="time">
            <text:p>18:29:15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time" office:time-value="PT18H29M15S" calcext:value-type="time">
            <text:p>18:29:15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time" office:time-value="PT18H29M16S" calcext:value-type="time">
            <text:p>18:29:16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time" office:time-value="PT18H29M17S" calcext:value-type="time">
            <text:p>18:29:17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time" office:time-value="PT18H29M18S" calcext:value-type="time">
            <text:p>18:29:18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time" office:time-value="PT18H29M18S" calcext:value-type="time">
            <text:p>18:29:18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time" office:time-value="PT18H29M19S" calcext:value-type="time">
            <text:p>18:29:19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time" office:time-value="PT18H29M20S" calcext:value-type="time">
            <text:p>18:29:2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time" office:time-value="PT18H29M21S" calcext:value-type="time">
            <text:p>18:29:21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time" office:time-value="PT18H29M22S" calcext:value-type="time">
            <text:p>18:29:22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time" office:time-value="PT18H29M22S" calcext:value-type="time">
            <text:p>18:29:22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time" office:time-value="PT18H29M23S" calcext:value-type="time">
            <text:p>18:29:23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time" office:time-value="PT18H29M24S" calcext:value-type="time">
            <text:p>18:29:24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time" office:time-value="PT18H29M25S" calcext:value-type="time">
            <text:p>18:29:25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time" office:time-value="PT18H29M25S" calcext:value-type="time">
            <text:p>18:29:25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time" office:time-value="PT18H29M26S" calcext:value-type="time">
            <text:p>18:29:26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time" office:time-value="PT18H29M27S" calcext:value-type="time">
            <text:p>18:29:27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time" office:time-value="PT18H29M28S" calcext:value-type="time">
            <text:p>18:29:28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time" office:time-value="PT18H29M28S" calcext:value-type="time">
            <text:p>18:29:28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time" office:time-value="PT18H29M29S" calcext:value-type="time">
            <text:p>18:29:29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time" office:time-value="PT18H29M30S" calcext:value-type="time">
            <text:p>18:29:30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time" office:time-value="PT18H29M31S" calcext:value-type="time">
            <text:p>18:29:31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time" office:time-value="PT18H29M31S" calcext:value-type="time">
            <text:p>18:29:31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time" office:time-value="PT18H29M32S" calcext:value-type="time">
            <text:p>18:29:32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time" office:time-value="PT18H29M33S" calcext:value-type="time">
            <text:p>18:29:33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time" office:time-value="PT18H29M34S" calcext:value-type="time">
            <text:p>18:29:34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time" office:time-value="PT18H29M34S" calcext:value-type="time">
            <text:p>18:29:3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time" office:time-value="PT18H29M35S" calcext:value-type="time">
            <text:p>18:29:35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time" office:time-value="PT18H29M36S" calcext:value-type="time">
            <text:p>18:29:36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time" office:time-value="PT18H29M37S" calcext:value-type="time">
            <text:p>18:29:37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time" office:time-value="PT18H29M38S" calcext:value-type="time">
            <text:p>18:29:38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time" office:time-value="PT18H29M38S" calcext:value-type="time">
            <text:p>18:29:38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time" office:time-value="PT18H29M39S" calcext:value-type="time">
            <text:p>18:29:39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time" office:time-value="PT18H29M40S" calcext:value-type="time">
            <text:p>18:29:40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time" office:time-value="PT18H29M41S" calcext:value-type="time">
            <text:p>18:29:41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time" office:time-value="PT18H29M41S" calcext:value-type="time">
            <text:p>18:29:41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time" office:time-value="PT18H29M42S" calcext:value-type="time">
            <text:p>18:29:42</text:p>
          </table:table-cell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time" office:time-value="PT18H29M43S" calcext:value-type="time">
            <text:p>18:29:43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time" office:time-value="PT18H29M44S" calcext:value-type="time">
            <text:p>18:29:44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time" office:time-value="PT18H29M45S" calcext:value-type="time">
            <text:p>18:29:45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time" office:time-value="PT18H29M45S" calcext:value-type="time">
            <text:p>18:29:45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 style:data-style-name="N2" text:time-value="11:28:28.712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6T11:28:54.758000000</dc:date>
    <meta:editing-duration>PT51M49S</meta:editing-duration>
    <meta:editing-cycles>6</meta:editing-cycles>
    <meta:generator>LibreOffice/7.3.0.3$Windows_X86_64 LibreOffice_project/0f246aa12d0eee4a0f7adcefbf7c878fc2238db3</meta:generator>
    <meta:document-statistic meta:table-count="1" meta:cell-count="63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61">
      <style:chart-properties chart:display-label="true" chart:logarithmic="false" chart:origin="0" chart:interval-major="0.0000001157407407407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198cm" svg:height="19.383cm" xlink:href=".." xlink:type="simple" chart:class="chart:scatter" chart:style-name="ch1">
        <chart:title svg:x="7.735cm" svg:y="0.523cm" chart:style-name="ch2">
          <text:p>RawBpm by sensor compared with processedBpm by algorithm</text:p>
        </chart:title>
        <chart:subtitle svg:x="12.8cm" svg:y="2.118cm" chart:style-name="ch3">
          <text:p>Risultati della funzione checkForTrueBeat()</text:p>
        </chart:subtitle>
        <chart:legend chart:legend-position="end" svg:x="28.386cm" svg:y="9.011cm" style:legend-expansion="high" chart:style-name="ch4"/>
        <chart:plot-area chart:style-name="ch5" table:cell-range-address="bpmPerUltimoGrafico.A1:bpmPerUltimoGrafico.C211" chart:data-source-has-labels="row" svg:x="2.001cm" svg:y="3.352cm" svg:width="25.682cm" svg:height="14.376cm">
          <chart:coordinate-region svg:x="3.103cm" svg:y="3.352cm" svg:width="24.58cm" svg:height="12.681cm"/>
          <chart:axis chart:dimension="x" chart:name="primary-x" chart:style-name="ch6">
            <chart:title svg:x="12.837cm" svg:y="18.116cm" chart:style-name="ch7">
              <text:p>Time(HH:MM:SS)</text:p>
            </chart:title>
          </chart:axis>
          <chart:axis chart:dimension="y" chart:name="primary-y" chart:style-name="ch8">
            <chart:title svg:x="0.451cm" svg:y="11.148cm" chart:style-name="ch9">
              <text:p>BPM</text:p>
            </chart:title>
            <chart:grid chart:style-name="ch10" chart:class="major"/>
          </chart:axis>
          <chart:series chart:style-name="ch11" chart:values-cell-range-address="bpmPerUltimoGrafico.B1:bpmPerUltimoGrafico.B211" loext:label-string="raw_bpm_sensor" chart:class="chart:scatter">
            <chart:domain table:cell-range-address="bpmPerUltimoGrafico.A1:bpmPerUltimoGrafico.A211"/>
            <chart:data-point chart:repeated="211"/>
          </chart:series>
          <chart:series chart:style-name="ch12" chart:values-cell-range-address="bpmPerUltimoGrafico.C1:bpmPerUltimoGrafico.C211" loext:label-string="processed_bpm_algorithm" chart:class="chart:scatter">
            <chart:data-point chart:repeated="2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raw_bpm_sensor</text:p>
              </table:table-cell>
              <table:table-cell office:value-type="string">
                <text:p>processed_bpm_algorith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68576388888889">
                <text:p>0.768576388888889</text:p>
                <draw:g>
                  <svg:desc>bpmPerUltimoGrafico.A1:bpmPerUltimoGrafico.A211</svg:desc>
                </draw:g>
              </table:table-cell>
              <table:table-cell office:value-type="float" office:value="86">
                <text:p>86</text:p>
                <draw:g>
                  <svg:desc>bpmPerUltimoGrafico.B1:bpmPerUltimoGrafico.B211</svg:desc>
                </draw:g>
              </table:table-cell>
              <table:table-cell office:value-type="float" office:value="80">
                <text:p>80</text:p>
                <draw:g>
                  <svg:desc>bpmPerUltimoGrafico.C1:bpmPerUltimoGrafico.C2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8587962962963">
                <text:p>0.768587962962963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8587962962963">
                <text:p>0.768587962962963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8622685185185">
                <text:p>0.768622685185185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8634259259259">
                <text:p>0.768634259259259</text:p>
              </table:table-cell>
              <table:table-cell office:value-type="float" office:value="42">
                <text:p>4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8645833333333">
                <text:p>0.768645833333333</text:p>
              </table:table-cell>
              <table:table-cell office:value-type="float" office:value="94">
                <text:p>9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68657407407407">
                <text:p>0.768657407407407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68680555555556">
                <text:p>0.768680555555556</text:p>
              </table:table-cell>
              <table:table-cell office:value-type="float" office:value="28">
                <text:p>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8680555555556">
                <text:p>0.768680555555556</text:p>
              </table:table-cell>
              <table:table-cell office:value-type="float" office:value="94">
                <text:p>9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869212962963">
                <text:p>0.76869212962963</text:p>
              </table:table-cell>
              <table:table-cell office:value-type="float" office:value="71">
                <text:p>7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8703703703704">
                <text:p>0.768703703703704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8715277777778">
                <text:p>0.768715277777778</text:p>
              </table:table-cell>
              <table:table-cell office:value-type="float" office:value="40">
                <text:p>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68738425925926">
                <text:p>0.768738425925926</text:p>
              </table:table-cell>
              <table:table-cell office:value-type="float" office:value="44">
                <text:p>4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875">
                <text:p>0.76875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875">
                <text:p>0.76875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68761574074074">
                <text:p>0.768761574074074</text:p>
              </table:table-cell>
              <table:table-cell office:value-type="float" office:value="79">
                <text:p>7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68773148148148">
                <text:p>0.768773148148148</text:p>
              </table:table-cell>
              <table:table-cell office:value-type="float" office:value="86">
                <text:p>8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68784722222222">
                <text:p>0.768784722222222</text:p>
              </table:table-cell>
              <table:table-cell office:value-type="float" office:value="79">
                <text:p>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68784722222222">
                <text:p>0.76878472222222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68796296296296">
                <text:p>0.768796296296296</text:p>
              </table:table-cell>
              <table:table-cell office:value-type="float" office:value="86">
                <text:p>8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6880787037037">
                <text:p>0.76880787037037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8819444444445">
                <text:p>0.768819444444445</text:p>
              </table:table-cell>
              <table:table-cell office:value-type="float" office:value="94">
                <text:p>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68819444444445">
                <text:p>0.768819444444445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68831018518519">
                <text:p>0.768831018518519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68842592592593">
                <text:p>0.768842592592593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68865740740741">
                <text:p>0.768865740740741</text:p>
              </table:table-cell>
              <table:table-cell office:value-type="float" office:value="30">
                <text:p>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68877314814815">
                <text:p>0.768877314814815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68888888888889">
                <text:p>0.768888888888889</text:p>
              </table:table-cell>
              <table:table-cell office:value-type="float" office:value="91">
                <text:p>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68900462962963">
                <text:p>0.768900462962963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68912037037037">
                <text:p>0.768912037037037</text:p>
              </table:table-cell>
              <table:table-cell office:value-type="float" office:value="66">
                <text:p>6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68912037037037">
                <text:p>0.76891203703703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68923611111111">
                <text:p>0.768923611111111</text:p>
              </table:table-cell>
              <table:table-cell office:value-type="float" office:value="111">
                <text:p>11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68935185185185">
                <text:p>0.768935185185185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68935185185185">
                <text:p>0.768935185185185</text:p>
              </table:table-cell>
              <table:table-cell office:value-type="float" office:value="88">
                <text:p>8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68946759259259">
                <text:p>0.768946759259259</text:p>
              </table:table-cell>
              <table:table-cell office:value-type="float" office:value="88">
                <text:p>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68958333333333">
                <text:p>0.768958333333333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68958333333333">
                <text:p>0.768958333333333</text:p>
              </table:table-cell>
              <table:table-cell office:value-type="float" office:value="88">
                <text:p>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68969907407407">
                <text:p>0.768969907407407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8981481481482">
                <text:p>0.768981481481482</text:p>
              </table:table-cell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68981481481482">
                <text:p>0.768981481481482</text:p>
              </table:table-cell>
              <table:table-cell office:value-type="float" office:value="88">
                <text:p>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68993055555556">
                <text:p>0.768993055555556</text:p>
              </table:table-cell>
              <table:table-cell office:value-type="float" office:value="107">
                <text:p>10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6900462962963">
                <text:p>0.76900462962963</text:p>
              </table:table-cell>
              <table:table-cell office:value-type="float" office:value="107">
                <text:p>10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69016203703704">
                <text:p>0.769016203703704</text:p>
              </table:table-cell>
              <table:table-cell office:value-type="float" office:value="107">
                <text:p>10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69039351851852">
                <text:p>0.769039351851852</text:p>
              </table:table-cell>
              <table:table-cell office:value-type="float" office:value="107">
                <text:p>1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69039351851852">
                <text:p>0.769039351851852</text:p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69050925925926">
                <text:p>0.769050925925926</text:p>
              </table:table-cell>
              <table:table-cell office:value-type="float" office:value="97">
                <text:p>9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69050925925926">
                <text:p>0.769050925925926</text:p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690625">
                <text:p>0.7690625</text:p>
              </table:table-cell>
              <table:table-cell office:value-type="float" office:value="100">
                <text:p>1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69074074074074">
                <text:p>0.769074074074074</text:p>
              </table:table-cell>
              <table:table-cell office:value-type="float" office:value="100">
                <text:p>1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69085648148148">
                <text:p>0.769085648148148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69097222222222">
                <text:p>0.769097222222222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69097222222222">
                <text:p>0.769097222222222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69108796296296">
                <text:p>0.769108796296296</text:p>
              </table:table-cell>
              <table:table-cell office:value-type="float" office:value="88">
                <text:p>8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69131944444444">
                <text:p>0.769131944444444</text:p>
              </table:table-cell>
              <table:table-cell office:value-type="float" office:value="88">
                <text:p>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69131944444444">
                <text:p>0.769131944444444</text:p>
              </table:table-cell>
              <table:table-cell office:value-type="float" office:value="88">
                <text:p>8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69143518518519">
                <text:p>0.769143518518519</text:p>
              </table:table-cell>
              <table:table-cell office:value-type="float" office:value="88">
                <text:p>8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69155092592593">
                <text:p>0.769155092592593</text:p>
              </table:table-cell>
              <table:table-cell office:value-type="float" office:value="88">
                <text:p>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69155092592593">
                <text:p>0.769155092592593</text:p>
              </table:table-cell>
              <table:table-cell office:value-type="float" office:value="88">
                <text:p>8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69166666666667">
                <text:p>0.769166666666667</text:p>
              </table:table-cell>
              <table:table-cell office:value-type="float" office:value="88">
                <text:p>8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69166666666667">
                <text:p>0.769166666666667</text:p>
              </table:table-cell>
              <table:table-cell office:value-type="float" office:value="88">
                <text:p>8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69178240740741">
                <text:p>0.769178240740741</text:p>
              </table:table-cell>
              <table:table-cell office:value-type="float" office:value="100">
                <text:p>1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69189814814815">
                <text:p>0.769189814814815</text:p>
              </table:table-cell>
              <table:table-cell office:value-type="float" office:value="100">
                <text:p>1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69201388888889">
                <text:p>0.769201388888889</text:p>
              </table:table-cell>
              <table:table-cell office:value-type="float" office:value="100">
                <text:p>1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69212962962963">
                <text:p>0.769212962962963</text:p>
              </table:table-cell>
              <table:table-cell office:value-type="float" office:value="100">
                <text:p>1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69212962962963">
                <text:p>0.769212962962963</text:p>
              </table:table-cell>
              <table:table-cell office:value-type="float" office:value="86">
                <text:p>8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69224537037037">
                <text:p>0.769224537037037</text:p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69224537037037">
                <text:p>0.769224537037037</text:p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69236111111111">
                <text:p>0.769236111111111</text:p>
              </table:table-cell>
              <table:table-cell office:value-type="float" office:value="100">
                <text:p>1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69247685185185">
                <text:p>0.769247685185185</text:p>
              </table:table-cell>
              <table:table-cell office:value-type="float" office:value="97">
                <text:p>9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69247685185185">
                <text:p>0.769247685185185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69259259259259">
                <text:p>0.769259259259259</text:p>
              </table:table-cell>
              <table:table-cell office:value-type="float" office:value="86">
                <text:p>8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69270833333333">
                <text:p>0.769270833333333</text:p>
              </table:table-cell>
              <table:table-cell office:value-type="float" office:value="86">
                <text:p>8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69293981481482">
                <text:p>0.769293981481482</text:p>
              </table:table-cell>
              <table:table-cell office:value-type="float" office:value="86">
                <text:p>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6931712962963">
                <text:p>0.76931712962963</text:p>
              </table:table-cell>
              <table:table-cell office:value-type="float" office:value="86">
                <text:p>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69328703703704">
                <text:p>0.769328703703704</text:p>
              </table:table-cell>
              <table:table-cell office:value-type="float" office:value="86">
                <text:p>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9340277777778">
                <text:p>0.769340277777778</text:p>
              </table:table-cell>
              <table:table-cell office:value-type="float" office:value="86">
                <text:p>8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9351851851852">
                <text:p>0.769351851851852</text:p>
              </table:table-cell>
              <table:table-cell office:value-type="float" office:value="83">
                <text:p>8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69351851851852">
                <text:p>0.769351851851852</text:p>
              </table:table-cell>
              <table:table-cell office:value-type="float" office:value="83">
                <text:p>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69386574074074">
                <text:p>0.769386574074074</text:p>
              </table:table-cell>
              <table:table-cell office:value-type="float" office:value="83">
                <text:p>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69421296296296">
                <text:p>0.769421296296296</text:p>
              </table:table-cell>
              <table:table-cell office:value-type="float" office:value="83">
                <text:p>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69421296296296">
                <text:p>0.769421296296296</text:p>
              </table:table-cell>
              <table:table-cell office:value-type="float" office:value="83">
                <text:p>8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6943287037037">
                <text:p>0.76943287037037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69444444444444">
                <text:p>0.769444444444444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69456018518518">
                <text:p>0.769456018518518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69502314814815">
                <text:p>0.769502314814815</text:p>
              </table:table-cell>
              <table:table-cell office:value-type="float" office:value="88">
                <text:p>8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69513888888889">
                <text:p>0.769513888888889</text:p>
              </table:table-cell>
              <table:table-cell office:value-type="float" office:value="107">
                <text:p>10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69513888888889">
                <text:p>0.769513888888889</text:p>
              </table:table-cell>
              <table:table-cell office:value-type="float" office:value="97">
                <text:p>9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69525462962963">
                <text:p>0.769525462962963</text:p>
              </table:table-cell>
              <table:table-cell office:value-type="float" office:value="77">
                <text:p>7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69537037037037">
                <text:p>0.769537037037037</text:p>
              </table:table-cell>
              <table:table-cell office:value-type="float" office:value="73">
                <text:p>7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69537037037037">
                <text:p>0.769537037037037</text:p>
              </table:table-cell>
              <table:table-cell office:value-type="float" office:value="73">
                <text:p>7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69548611111111">
                <text:p>0.769548611111111</text:p>
              </table:table-cell>
              <table:table-cell office:value-type="float" office:value="88">
                <text:p>8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69560185185185">
                <text:p>0.769560185185185</text:p>
              </table:table-cell>
              <table:table-cell office:value-type="float" office:value="77">
                <text:p>7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69560185185185">
                <text:p>0.769560185185185</text:p>
              </table:table-cell>
              <table:table-cell office:value-type="float" office:value="77">
                <text:p>7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69571759259259">
                <text:p>0.769571759259259</text:p>
              </table:table-cell>
              <table:table-cell office:value-type="float" office:value="73">
                <text:p>7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69583333333333">
                <text:p>0.769583333333333</text:p>
              </table:table-cell>
              <table:table-cell office:value-type="float" office:value="79">
                <text:p>7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69594907407407">
                <text:p>0.769594907407407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69594907407407">
                <text:p>0.769594907407407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69606481481481">
                <text:p>0.769606481481481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69618055555556">
                <text:p>0.769618055555556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6962962962963">
                <text:p>0.76962962962963</text:p>
              </table:table-cell>
              <table:table-cell office:value-type="float" office:value="85">
                <text:p>8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6962962962963">
                <text:p>0.76962962962963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69641203703704">
                <text:p>0.769641203703704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69652777777778">
                <text:p>0.769652777777778</text:p>
              </table:table-cell>
              <table:table-cell office:value-type="float" office:value="97">
                <text:p>9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69652777777778">
                <text:p>0.769652777777778</text:p>
              </table:table-cell>
              <table:table-cell office:value-type="float" office:value="97">
                <text:p>9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69664351851852">
                <text:p>0.769664351851852</text:p>
              </table:table-cell>
              <table:table-cell office:value-type="float" office:value="96">
                <text:p>9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69675925925926">
                <text:p>0.769675925925926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69675925925926">
                <text:p>0.769675925925926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696875">
                <text:p>0.7696875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69699074074074">
                <text:p>0.769699074074074</text:p>
              </table:table-cell>
              <table:table-cell office:value-type="float" office:value="73">
                <text:p>7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69710648148148">
                <text:p>0.769710648148148</text:p>
              </table:table-cell>
              <table:table-cell office:value-type="float" office:value="73">
                <text:p>7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69710648148148">
                <text:p>0.769710648148148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69722222222222">
                <text:p>0.769722222222222</text:p>
              </table:table-cell>
              <table:table-cell office:value-type="float" office:value="66">
                <text:p>6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69733796296296">
                <text:p>0.769733796296296</text:p>
              </table:table-cell>
              <table:table-cell office:value-type="float" office:value="66">
                <text:p>6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6974537037037">
                <text:p>0.76974537037037</text:p>
              </table:table-cell>
              <table:table-cell office:value-type="float" office:value="66">
                <text:p>6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69756944444445">
                <text:p>0.769756944444445</text:p>
              </table:table-cell>
              <table:table-cell office:value-type="float" office:value="66">
                <text:p>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69756944444445">
                <text:p>0.769756944444445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69768518518519">
                <text:p>0.769768518518519</text:p>
              </table:table-cell>
              <table:table-cell office:value-type="float" office:value="120">
                <text:p>12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69780092592593">
                <text:p>0.769780092592593</text:p>
              </table:table-cell>
              <table:table-cell office:value-type="float" office:value="120">
                <text:p>1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69791666666667">
                <text:p>0.769791666666667</text:p>
              </table:table-cell>
              <table:table-cell office:value-type="float" office:value="120">
                <text:p>1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69803240740741">
                <text:p>0.769803240740741</text:p>
              </table:table-cell>
              <table:table-cell office:value-type="float" office:value="120">
                <text:p>1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69803240740741">
                <text:p>0.769803240740741</text:p>
              </table:table-cell>
              <table:table-cell office:value-type="float" office:value="120">
                <text:p>1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69814814814815">
                <text:p>0.769814814814815</text:p>
              </table:table-cell>
              <table:table-cell office:value-type="float" office:value="120">
                <text:p>1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69826388888889">
                <text:p>0.769826388888889</text:p>
              </table:table-cell>
              <table:table-cell office:value-type="float" office:value="120">
                <text:p>12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69826388888889">
                <text:p>0.769826388888889</text:p>
              </table:table-cell>
              <table:table-cell office:value-type="float" office:value="120">
                <text:p>12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69837962962963">
                <text:p>0.769837962962963</text:p>
              </table:table-cell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69849537037037">
                <text:p>0.769849537037037</text:p>
              </table:table-cell>
              <table:table-cell office:value-type="float" office:value="120">
                <text:p>12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69861111111111">
                <text:p>0.769861111111111</text:p>
              </table:table-cell>
              <table:table-cell office:value-type="float" office:value="120">
                <text:p>1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69861111111111">
                <text:p>0.769861111111111</text:p>
              </table:table-cell>
              <table:table-cell office:value-type="float" office:value="120">
                <text:p>1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69872685185185">
                <text:p>0.769872685185185</text:p>
              </table:table-cell>
              <table:table-cell office:value-type="float" office:value="120">
                <text:p>12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69884259259259">
                <text:p>0.769884259259259</text:p>
              </table:table-cell>
              <table:table-cell office:value-type="float" office:value="120">
                <text:p>1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69895833333333">
                <text:p>0.769895833333333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69895833333333">
                <text:p>0.769895833333333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69907407407407">
                <text:p>0.769907407407407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69918981481482">
                <text:p>0.769918981481482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69930555555556">
                <text:p>0.769930555555556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6994212962963">
                <text:p>0.76994212962963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69953703703704">
                <text:p>0.769953703703704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69965277777778">
                <text:p>0.769965277777778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69965277777778">
                <text:p>0.769965277777778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69976851851852">
                <text:p>0.769976851851852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69988425925926">
                <text:p>0.769988425925926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7">
                <text:p>0.77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70011574074074">
                <text:p>0.770011574074074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70011574074074">
                <text:p>0.770011574074074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70034722222222">
                <text:p>0.770034722222222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70046296296296">
                <text:p>0.770046296296296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7005787037037">
                <text:p>0.77005787037037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70069444444444">
                <text:p>0.770069444444444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70081018518519">
                <text:p>0.770081018518519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70081018518519">
                <text:p>0.770081018518519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70092592592593">
                <text:p>0.770092592592593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70104166666667">
                <text:p>0.770104166666667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70115740740741">
                <text:p>0.770115740740741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70127314814815">
                <text:p>0.770127314814815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70127314814815">
                <text:p>0.770127314814815</text:p>
              </table:table-cell>
              <table:table-cell office:value-type="float" office:value="103">
                <text:p>10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70150462962963">
                <text:p>0.770150462962963</text:p>
              </table:table-cell>
              <table:table-cell office:value-type="float" office:value="103">
                <text:p>10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70162037037037">
                <text:p>0.770162037037037</text:p>
              </table:table-cell>
              <table:table-cell office:value-type="float" office:value="103">
                <text:p>10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70173611111111">
                <text:p>0.770173611111111</text:p>
              </table:table-cell>
              <table:table-cell office:value-type="float" office:value="103">
                <text:p>10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770185185185185">
                <text:p>0.770185185185185</text:p>
              </table:table-cell>
              <table:table-cell office:value-type="float" office:value="103">
                <text:p>10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70196759259259">
                <text:p>0.770196759259259</text:p>
              </table:table-cell>
              <table:table-cell office:value-type="float" office:value="103">
                <text:p>10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70208333333333">
                <text:p>0.770208333333333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70208333333333">
                <text:p>0.770208333333333</text:p>
              </table:table-cell>
              <table:table-cell office:value-type="float" office:value="93">
                <text:p>9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70219907407407">
                <text:p>0.770219907407407</text:p>
              </table:table-cell>
              <table:table-cell office:value-type="float" office:value="93">
                <text:p>9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70231481481482">
                <text:p>0.770231481481482</text:p>
              </table:table-cell>
              <table:table-cell office:value-type="float" office:value="81">
                <text:p>8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70243055555556">
                <text:p>0.770243055555556</text:p>
              </table:table-cell>
              <table:table-cell office:value-type="float" office:value="81">
                <text:p>8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7025462962963">
                <text:p>0.77025462962963</text:p>
              </table:table-cell>
              <table:table-cell office:value-type="float" office:value="61">
                <text:p>6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70266203703704">
                <text:p>0.770266203703704</text:p>
              </table:table-cell>
              <table:table-cell office:value-type="float" office:value="66">
                <text:p>6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70277777777778">
                <text:p>0.770277777777778</text:p>
              </table:table-cell>
              <table:table-cell office:value-type="float" office:value="83">
                <text:p>8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70289351851852">
                <text:p>0.770289351851852</text:p>
              </table:table-cell>
              <table:table-cell office:value-type="float" office:value="68">
                <text:p>6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70300925925926">
                <text:p>0.770300925925926</text:p>
              </table:table-cell>
              <table:table-cell office:value-type="float" office:value="73">
                <text:p>7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703125">
                <text:p>0.7703125</text:p>
              </table:table-cell>
              <table:table-cell office:value-type="float" office:value="71">
                <text:p>7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703125">
                <text:p>0.7703125</text:p>
              </table:table-cell>
              <table:table-cell office:value-type="float" office:value="70">
                <text:p>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70324074074074">
                <text:p>0.770324074074074</text:p>
              </table:table-cell>
              <table:table-cell office:value-type="float" office:value="70">
                <text:p>7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70335648148148">
                <text:p>0.770335648148148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70347222222222">
                <text:p>0.770347222222222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70347222222222">
                <text:p>0.770347222222222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70358796296296">
                <text:p>0.770358796296296</text:p>
              </table:table-cell>
              <table:table-cell office:value-type="float" office:value="79">
                <text:p>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037037037037">
                <text:p>0.77037037037037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70381944444445">
                <text:p>0.770381944444445</text:p>
              </table:table-cell>
              <table:table-cell office:value-type="float" office:value="91">
                <text:p>9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70393518518519">
                <text:p>0.770393518518519</text:p>
              </table:table-cell>
              <table:table-cell office:value-type="float" office:value="65">
                <text:p>6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70393518518519">
                <text:p>0.770393518518519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70405092592593">
                <text:p>0.770405092592593</text:p>
              </table:table-cell>
              <table:table-cell office:value-type="float" office:value="81">
                <text:p>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70416666666667">
                <text:p>0.770416666666667</text:p>
              </table:table-cell>
              <table:table-cell office:value-type="float" office:value="94">
                <text:p>9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70428240740741">
                <text:p>0.770428240740741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70428240740741">
                <text:p>0.770428240740741</text:p>
              </table:table-cell>
              <table:table-cell office:value-type="float" office:value="81">
                <text:p>8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70439814814815">
                <text:p>0.770439814814815</text:p>
              </table:table-cell>
              <table:table-cell office:value-type="float" office:value="88">
                <text:p>8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70451388888889">
                <text:p>0.770451388888889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70462962962963">
                <text:p>0.770462962962963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70462962962963">
                <text:p>0.770462962962963</text:p>
              </table:table-cell>
              <table:table-cell office:value-type="float" office:value="68">
                <text:p>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70474537037037">
                <text:p>0.770474537037037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70486111111111">
                <text:p>0.770486111111111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70497685185185">
                <text:p>0.770497685185185</text:p>
              </table:table-cell>
              <table:table-cell office:value-type="float" office:value="83">
                <text:p>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70497685185185">
                <text:p>0.770497685185185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70509259259259">
                <text:p>0.770509259259259</text:p>
              </table:table-cell>
              <table:table-cell office:value-type="float" office:value="88">
                <text:p>8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70520833333333">
                <text:p>0.770520833333333</text:p>
              </table:table-cell>
              <table:table-cell office:value-type="float" office:value="88">
                <text:p>8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70532407407407">
                <text:p>0.770532407407407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70532407407407">
                <text:p>0.770532407407407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70543981481482">
                <text:p>0.770543981481482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70555555555556">
                <text:p>0.770555555555556</text:p>
              </table:table-cell>
              <table:table-cell office:value-type="float" office:value="97">
                <text:p>9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7056712962963">
                <text:p>0.77056712962963</text:p>
              </table:table-cell>
              <table:table-cell office:value-type="float" office:value="97">
                <text:p>9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70578703703704">
                <text:p>0.770578703703704</text:p>
              </table:table-cell>
              <table:table-cell office:value-type="float" office:value="88">
                <text:p>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70578703703704">
                <text:p>0.770578703703704</text:p>
              </table:table-cell>
              <table:table-cell office:value-type="float" office:value="107">
                <text:p>10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70590277777778">
                <text:p>0.770590277777778</text:p>
              </table:table-cell>
              <table:table-cell office:value-type="float" office:value="107">
                <text:p>10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70601851851852">
                <text:p>0.770601851851852</text:p>
              </table:table-cell>
              <table:table-cell office:value-type="float" office:value="107">
                <text:p>10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70613425925926">
                <text:p>0.770613425925926</text:p>
              </table:table-cell>
              <table:table-cell office:value-type="float" office:value="107">
                <text:p>10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70613425925926">
                <text:p>0.770613425925926</text:p>
              </table:table-cell>
              <table:table-cell office:value-type="float" office:value="107">
                <text:p>10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70625">
                <text:p>0.770625</text:p>
              </table:table-cell>
              <table:table-cell office:value-type="float" office:value="107">
                <text:p>10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70636574074074">
                <text:p>0.770636574074074</text:p>
              </table:table-cell>
              <table:table-cell office:value-type="float" office:value="107">
                <text:p>10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70648148148148">
                <text:p>0.770648148148148</text:p>
              </table:table-cell>
              <table:table-cell office:value-type="float" office:value="107">
                <text:p>1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70659722222222">
                <text:p>0.770659722222222</text:p>
              </table:table-cell>
              <table:table-cell office:value-type="float" office:value="107">
                <text:p>10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70659722222222">
                <text:p>0.770659722222222</text:p>
              </table:table-cell>
              <table:table-cell office:value-type="float" office:value="107">
                <text:p>107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